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800000055C0BECC5D217582C2.png" manifest:media-type="image/png"/>
  <manifest:file-entry manifest:full-path="Pictures/1000000000000064000000609D0747BAEC6E806E.png" manifest:media-type="image/png"/>
  <manifest:file-entry manifest:full-path="Pictures/100000000000032000000500D946EA7A4A37F7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solid" svg:stroke-width="0.1cm" draw:marker-start-width="0.5cm" draw:marker-end-width="0.5cm" draw:fill="none" draw:textarea-vertical-align="middle" draw:color-mode="standard" draw:luminance="0%" draw:contrast="0%" draw:gamma="100%" draw:red="0%" draw:green="0%" draw:blue="0%" fo:clip="rect(0cm, 0cm, 13.56cm, 0cm)" draw:image-opacity="100%" style:mirror="none"/>
    </style:style>
    <style:style style:name="gr2" style:family="graphic" style:parent-style-name="standard">
      <style:graphic-properties svg:stroke-color="#ff6600" draw:fill-color="#ff6600" draw:textarea-horizontal-align="justify" draw:textarea-vertical-align="middle" draw:auto-grow-height="false" fo:min-height="1.826cm" fo:min-width="3.224cm" fo:wrap-option="no-wrap"/>
    </style:style>
    <style:style style:name="gr3" style:family="graphic" style:parent-style-name="standard">
      <style:graphic-properties svg:stroke-color="#ff6600" draw:fill-color="#ff6600" draw:textarea-horizontal-align="justify" draw:textarea-vertical-align="middle" draw:auto-grow-height="false" fo:min-height="1.282cm" fo:min-width="2.344cm" fo:wrap-option="no-wrap"/>
    </style:style>
    <style:style style:name="gr4" style:family="graphic" style:parent-style-name="standard">
      <style:graphic-properties svg:stroke-color="#ff6600" draw:fill-color="#ff6600" draw:textarea-horizontal-align="justify" draw:textarea-vertical-align="middle" draw:auto-grow-height="false" fo:min-height="1.473cm" fo:min-width="2.608cm" fo:wrap-option="no-wrap"/>
    </style:style>
    <style:style style:name="gr5" style:family="graphic" style:parent-style-name="standard">
      <style:graphic-properties svg:stroke-color="#ff6600" draw:fill-color="#ff6600" draw:textarea-horizontal-align="justify" draw:textarea-vertical-align="middle" draw:auto-grow-height="false" fo:min-height="0.724cm" fo:min-width="2.571cm" fo:wrap-option="no-wrap"/>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6600"/>
      <style:paragraph-properties fo:text-align="center"/>
      <style:text-properties fo:color="#ffffff" fo:font-size="18pt" fo:font-weight="normal" style:font-weight-asian="normal" style:font-weight-complex="normal"/>
    </style:style>
    <style:style style:name="T1" style:family="text">
      <style:text-properties fo:color="#ffffff"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311cm" svg:height="16.607cm" svg:x="1.83cm" svg:y="1.492cm">
          <draw:image xlink:href="Pictures/100000000000032000000500D946EA7A4A37F737.png" xlink:type="simple" xlink:show="embed" xlink:actuate="onLoad">
            <text:p/>
          </draw:image>
        </draw:frame>
        <draw:custom-shape draw:style-name="gr2" draw:text-style-name="P3" draw:layer="layout" svg:width="5.7cm" svg:height="3.2cm" svg:x="8.4cm" svg:y="13cm">
          <text:p text:style-name="P2"><text:span text:style-name="T1">Send</text:span></text:p>
          <text:p text:style-name="P2"><text:span text:style-name="T1">SMS Teou</text:span></text:p>
          <text:p text:style-name="P2"><text:span text:style-name="T1">to contact</text:span></text:p>
          <draw:enhanced-geometry svg:viewBox="0 0 21600 21600" draw:text-areas="3000 3320 17110 17330" draw:type="cloud-callout" draw:modifiers="26608.8054727241 18307.0290534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3" draw:layer="layout" svg:width="4.352cm" svg:height="2.361cm" svg:x="2.548cm" svg:y="10.939cm">
          <text:p text:style-name="P2"><text:span text:style-name="T1">View</text:span></text:p>
          <text:p text:style-name="P2"><text:span text:style-name="T1">my place</text:span></text:p>
          <draw:enhanced-geometry svg:viewBox="0 0 21600 21600" draw:text-areas="3000 3320 17110 17330" draw:type="cloud-callout" draw:modifiers="6411.02687801516 30982.55715495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3" draw:layer="layout" svg:width="4.352cm" svg:height="2.361cm" svg:x="6.974cm" svg:y="2.856cm">
          <text:p text:style-name="P2"><text:span text:style-name="T1">Maps list</text:span></text:p>
          <draw:enhanced-geometry svg:viewBox="0 0 21600 21600" draw:text-areas="3000 3320 17110 17330" draw:type="cloud-callout" draw:modifiers="32799.4486560992 8705.842506350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756cm" svg:height="2.656cm" svg:x="8.644cm" svg:y="5.644cm">
          <text:p text:style-name="P2"><text:span text:style-name="T1">Contacts list</text:span></text:p>
          <text:p text:style-name="P2"><text:span text:style-name="T1">allowed</text:span></text:p>
          <draw:enhanced-geometry svg:viewBox="0 0 21600 21600" draw:text-areas="3000 3320 17110 17330" draw:type="cloud-callout" draw:modifiers="31861.9297876813 -10739.0289800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4.7cm" svg:height="1.5cm" svg:x="14cm" svg:y="7.5cm">
          <text:p text:style-name="P2"><text:span text:style-name="T1">Help</text:span></text:p>
          <draw:enhanced-geometry svg:viewBox="0 0 21600 21600" draw:text-areas="3000 3320 17110 17330" draw:type="cloud-callout" draw:modifiers="18397.4473516273 -45718.32111925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2" draw:layer="layout" svg:width="2.645cm" svg:height="2.539cm" svg:x="2.2cm" svg:y="15.261cm">
          <draw:image xlink:href="Pictures/1000000000000064000000609D0747BAEC6E806E.png" xlink:type="simple" xlink:show="embed" xlink:actuate="onLoad">
            <text:p/>
          </draw:image>
        </draw:frame>
        <draw:frame draw:style-name="gr6" draw:text-style-name="P2" draw:layer="layout" svg:width="2.327cm" svg:height="2.248cm" svg:x="16.2cm" svg:y="15.4cm">
          <draw:image xlink:href="Pictures/100002010000005800000055C0BECC5D217582C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9-20T22:23:52.395882579</dc:date>
    <dc:creator>Philippe BILLEROT</dc:creator>
    <meta:editing-duration>P1DT2H54M44S</meta:editing-duration>
    <meta:editing-cycles>10</meta:editing-cycles>
    <meta:generator>LibreOffice/5.1.4.2$Linux_X86_64 LibreOffice_project/10m0$Build-2</meta:generator>
    <meta:document-statistic meta:object-count="8"/>
  </office:meta>
</office:document-meta>
</file>